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0c89e2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105fb2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231100"/>
    </style:style>
    <style:style style:name="P5" style:family="paragraph" style:parent-style-name="Text_20_body">
      <style:paragraph-properties fo:text-align="end" style:justify-single-word="false" style:writing-mode="rl-tb"/>
      <style:text-properties officeooo:rsid="001bacf3" officeooo:paragraph-rsid="001bacf3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1a1697" officeooo:paragraph-rsid="001a1697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1ac6e0" officeooo:paragraph-rsid="001ac6e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0db992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1462c7" officeooo:paragraph-rsid="001462c7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0c89e2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0c89e2" officeooo:paragraph-rsid="000c89e2"/>
    </style:style>
    <style:style style:name="P12" style:family="paragraph" style:parent-style-name="Text_20_body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end" style:justify-single-word="false" style:writing-mode="rl-tb"/>
      <style:text-properties fo:font-weight="normal" officeooo:rsid="00249b03" officeooo:paragraph-rsid="00249b03" style:font-weight-asian="normal" style:font-weight-complex="normal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02866f3" officeooo:paragraph-rsid="002866f3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0242c35" officeooo:paragraph-rsid="00242c35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0231100" officeooo:paragraph-rsid="00231100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02a6c2a" officeooo:paragraph-rsid="002a6c2a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02152ab" officeooo:paragraph-rsid="002152ab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0363fa5" officeooo:paragraph-rsid="00363fa5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02c4483" officeooo:paragraph-rsid="002c4483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0344240" officeooo:paragraph-rsid="00344240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02dedbe" officeooo:paragraph-rsid="002dedbe"/>
    </style:style>
    <style:style style:name="P23" style:family="paragraph" style:parent-style-name="Standard">
      <style:paragraph-properties fo:text-align="end" style:justify-single-word="false" style:writing-mode="rl-tb"/>
      <style:text-properties fo:font-variant="normal" fo:text-transform="none" fo:color="#222222" style:font-name="arial" fo:letter-spacing="normal" fo:font-style="normal" fo:font-weight="normal" officeooo:rsid="0018425e" officeooo:paragraph-rsid="0018425e"/>
    </style:style>
    <style:style style:name="P24" style:family="paragraph" style:parent-style-name="Heading_20_1">
      <style:paragraph-properties fo:text-align="end" style:justify-single-word="false" style:writing-mode="rl-tb"/>
    </style:style>
    <style:style style:name="P25" style:family="paragraph" style:parent-style-name="Text_20_body" style:list-style-name="L1">
      <style:paragraph-properties fo:text-align="end" style:justify-single-word="false" style:writing-mode="rl-tb"/>
    </style:style>
    <style:style style:name="P26" style:family="paragraph" style:parent-style-name="Heading_20_2">
      <style:paragraph-properties fo:text-align="end" style:justify-single-word="false" style:writing-mode="rl-tb"/>
      <style:text-properties officeooo:rsid="001bacf3" officeooo:paragraph-rsid="001bacf3"/>
    </style:style>
    <style:style style:name="P27" style:family="paragraph" style:parent-style-name="Heading_20_2">
      <style:paragraph-properties fo:text-align="end" style:justify-single-word="false" style:writing-mode="rl-tb"/>
    </style:style>
    <style:style style:name="P28" style:family="paragraph" style:parent-style-name="Heading_20_2">
      <style:paragraph-properties fo:text-align="end" style:justify-single-word="false" style:writing-mode="rl-tb"/>
      <style:text-properties officeooo:paragraph-rsid="00231100"/>
    </style:style>
    <style:style style:name="P29" style:family="paragraph" style:parent-style-name="Heading_20_2">
      <style:paragraph-properties fo:text-align="end" style:justify-single-word="false" style:writing-mode="rl-tb"/>
      <style:text-properties officeooo:rsid="000db992"/>
    </style:style>
    <style:style style:name="P30" style:family="paragraph" style:parent-style-name="Heading_20_2">
      <style:paragraph-properties fo:text-align="end" style:justify-single-word="false" style:writing-mode="rl-tb"/>
      <style:text-properties officeooo:rsid="002dedbe"/>
    </style:style>
    <style:style style:name="T1" style:family="text">
      <style:text-properties officeooo:rsid="000bc7d1"/>
    </style:style>
    <style:style style:name="T2" style:family="text">
      <style:text-properties officeooo:rsid="000c89e2"/>
    </style:style>
    <style:style style:name="T3" style:family="text">
      <style:text-properties officeooo:rsid="00105fb2"/>
    </style:style>
    <style:style style:name="T4" style:family="text">
      <style:text-properties officeooo:rsid="00112663"/>
    </style:style>
    <style:style style:name="T5" style:family="text">
      <style:text-properties officeooo:rsid="0014c13a"/>
    </style:style>
    <style:style style:name="T6" style:family="text">
      <style:text-properties officeooo:rsid="00162b99"/>
    </style:style>
    <style:style style:name="T7" style:family="text">
      <style:text-properties officeooo:rsid="001c0fae"/>
    </style:style>
    <style:style style:name="T8" style:family="text">
      <style:text-properties officeooo:rsid="001c166d"/>
    </style:style>
    <style:style style:name="T9" style:family="text">
      <style:text-properties officeooo:rsid="0025e153"/>
    </style:style>
    <style:style style:name="T10" style:family="text">
      <style:text-properties officeooo:rsid="002663d1"/>
    </style:style>
    <style:style style:name="T11" style:family="text">
      <style:text-properties officeooo:rsid="00292cf7"/>
    </style:style>
    <style:style style:name="T12" style:family="text">
      <style:text-properties officeooo:rsid="002f72b3"/>
    </style:style>
    <style:style style:name="T13" style:family="text">
      <style:text-properties officeooo:rsid="003111c9"/>
    </style:style>
    <style:style style:name="T14" style:family="text">
      <style:text-properties officeooo:rsid="00334a35"/>
    </style:style>
    <style:style style:name="T15" style:family="text">
      <style:text-properties officeooo:rsid="00369792"/>
    </style:style>
    <style:style style:name="T16" style:family="text">
      <style:text-properties officeooo:rsid="003be529"/>
    </style:style>
    <text:list-style style:name="L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אלגוריתם טורפדו</text:h>
      <text:p text:style-name="P12">בעיקרוו: חשוב לזהות את החורים כשממש קרובים </text:p>
      <text:p text:style-name="P13">לכן ננסה לזהות עצמים כאשר לא מצליחים (כשרחוק וצבע המים משתלט ולכן קשה לסגור צורה)</text:p>
      <text:p text:style-name="P1">כרגע: </text:p>
      <text:p text:style-name="P1">זיהוי כל צבע בנפרד וחיפוש חורים </text:p>
      <text:p text:style-name="P1"><text:tab/>* השלמת הצורה</text:p>
      <text:p text:style-name="P1"><text:tab/>*איך מזהים חורים</text:p>
      <text:p text:style-name="P18"/>
      <text:p text:style-name="P19"/>
      <text:h text:style-name="P26" text:outline-level="2">ביצועים</text:h>
      <text:p text:style-name="P20">לבדוק על מחשב של הצוללת</text:p>
      <text:p text:style-name="P5">שיפור isHole – countNonZeroelements – <text:s/>לא בטוחה אם יותר יעיל מהיסטוגרמה</text:p>
      <text:p text:style-name="P5"/>
      <text:h text:style-name="P29" text:outline-level="2">בעיות</text:h>
      <text:p text:style-name="P19">מסובב – האם ניתן להגיד שמסובב ? <text:span text:style-name="T16">לא נראה לי</text:span></text:p>
      <text:p text:style-name="P6">סינון לפי גודל שטח -בעייתי כי אם מסתכלים מהצד אז השטחים יותר קטנים. <text:span text:style-name="T14">מקסימום במקרה זה מחזירים את האובייקטים עצמם</text:span></text:p>
      <text:p text:style-name="P7">סינון לפי נקודה שייכת לאבוויקט – בעייתי בגלל רעש</text:p>
      <text:p text:style-name="P23">red –<text:span text:style-name="T9"> קשה מדי </text:span><text:span text:style-name="T10">לסגור קצוות</text:span></text:p>
      <text:p text:style-name="P23">red <text:s/>side <text:span text:style-name="T10">- כנ"ל</text:span></text:p>
      <text:p text:style-name="P8"/>
      <text:h text:style-name="P24" text:outline-level="1"><text:span text:style-name="T2">רעיונות </text:span><text:span text:style-name="T4">שיפור רעש</text:span></text:h>
      <text:p text:style-name="P14">אם קיבלנו את כל הצבעים אז להתמקדד באזור שבו הם נמצאים <text:span text:style-name="T15">- </text:span></text:p>
      <text:p text:style-name="P15">לנסות למצוא את החלק שמכיל את ה hole . <text:span text:style-name="T12">(לא ע</text:span><text:span text:style-name="T13">ו</text:span><text:span text:style-name="T12">בד- משם מה אין אבא <text:s/>אף פעם)</text:span></text:p>
      <text:p text:style-name="P9"><text:soft-page-break/>אם היינו יודעים כשאנחנו קרובים אז אפשר לשנות פרמטרים</text:p>
      <text:p text:style-name="P11">לאפשר לכל צבע להיות עם פונקציה שתעשר preprocess לפני </text:p>
      <text:p text:style-name="P2"><text:span text:style-name="T2">לעבוד עם hue יותר <text:s/>גדול</text:span><text:span text:style-name="T7">- לא! לוקח המון זמן.</text:span></text:p>
      <text:p text:style-name="P10">הגדלתת הטווח –<text:span text:style-name="T11"> לא מבינה איך מועיל</text:span></text:p>
      <text:p text:style-name="P1"><text:span text:style-name="T2"><text:tab/>*<text:tab/></text:span><text:span text:style-name="T8">טרנספורמציה לינארית על התמונה – צריך גם על הצבעים</text:span></text:p>
      <text:p text:style-name="P1"><text:span text:style-name="T2">רשימה מסודרת לגבי סבירות שזו מטרה –</text:span><text:span text:style-name="T6"> לא ברור איך נתמך אצל יובל</text:span></text:p>
      <text:p text:style-name="P3"><text:span text:style-name="T3">מרובעים חופפים – לצמצם –</text:span><text:span text:style-name="T5"> בעייה עם מצמצמים לגדול אז יכול להיות כתוצאה מרעש. אם לקטן אז לאיזה קטן.</text:span></text:p>
      <text:p text:style-name="P1"/>
      <text:h text:style-name="P28" text:outline-level="2">רעיונות השלמה לריבוע</text:h>
      <text:p text:style-name="P17">כרגע אין, קורה רק כשרחוקים, לכן פחות חשוב</text:p>
      <text:p text:style-name="P4">אם נמצא ב קצה ה frame אז ההשלמה תעשה ע"י makeborder </text:p>
      <text:p text:style-name="P4">אחרתdilate עם kernel שמתאים להשלמה לריבוע – לא הצלחתי</text:p>
      <text:p text:style-name="P4">Dilagate גדול ואחריו erode קטן – בעייתי שייך את הפרמטרים לפרמטרים אחרים בתמונה</text:p>
      <text:p text:style-name="P4">ציור גבול – יכול לגרום לחורים לא אמיתיים, ניתן לעשות רק כשרחוקים</text:p>
      <text:p text:style-name="P16">זיהוי פעם אחת עם dilgate ופעם אחת בלי</text:p>
      <text:p text:style-name="P1"/>
      <text:h text:style-name="P27" text:outline-level="2">סדר <text:s/>עבודה:</text:h>
      <text:list xml:id="list7579051860172112077" text:style-name="L1">
        <text:list-item>
          <text:p text:style-name="P25">פילטור,לנסות להשלים את הצורה עם פעולות מורפולוגיות</text:p>
        </text:list-item>
        <text:list-item>
          <text:p text:style-name="P25">background substration. <text:s/>- דורש למידה, מתאים לרקע שלא משתנה</text:p>
          <text:list>
            <text:list-item>
              <text:p text:style-name="P25">מלמדים מהו רקע ומחסירים</text:p>
            </text:list-item>
            <text:list-item>
              <text:p text:style-name="P25">בעייתי עם תאורה חד</text:p>
            </text:list-item>
            <text:list-item>
              <text:p text:style-name="P25">codebook</text:p>
            </text:list-item>
          </text:list>
        </text:list-item>
        <text:list-item>
          <text:p text:style-name="P25">corner detection</text:p>
        </text:list-item>
      </text:list>
      <text:p text:style-name="P1"/>
      <text:h text:style-name="P27" text:outline-level="2"><text:soft-page-break/>תמונות:</text:h>
      <text:p text:style-name="P1">מרחוק, בינוני ומאוד קרוב</text:p>
      <text:p text:style-name="P21">מסובב</text:p>
      <text:h text:style-name="P27" text:outline-level="2">התלבטויות</text:h>
      <text:p text:style-name="P1">שימוש ב floodfill או ב Inange – נראה על תמונה הקרובה כי אין הבדל</text:p>
      <text:p text:style-name="P1">*inRange – צריך לעשות or בין התוצאות של צבעים שונים</text:p>
      <text:p text:style-name="P1"/>
      <text:h text:style-name="P27" text:outline-level="2">רעיונות כללים:</text:h>
      <text:p text:style-name="P1">זיהוי ראשוני לפי פילטור צבע, זיהוי במקביל –adaptiethreshold . לקחת את ה counter של adaptive.</text:p>
      <text:p text:style-name="P1">Adaptive ועל כל counter פילטור ע" צבע</text:p>
      <text:p text:style-name="P1"><text:s/>לפחות כדי שהרוב יהיה מים.</text:p>
      <text:p text:style-name="P1">זיהוי לפי צבע והשלמה לריבוע ע"י פכולות מורפולוגיות</text:p>
      <text:p text:style-name="P1"><text:s/>לקיחת ערוצים כחול וירוק ושימוש ב canny/adaptive </text:p>
      <text:p text:style-name="P1">המרה לCMYK (אין ב openCV) ושימוש בערוץ chyn המים יהיו מאוד בהירים. בעייה עם כחול אין כמעט הבדל.<text:tab/></text:p>
      <text:h text:style-name="P27" text:outline-level="2">רעינוות זיהוי חורים</text:h>
      <text:p text:style-name="P1">בעיה: אי אפשר לזהות חורים לפי ההירככיה כי במקרים בהם הצורה לא שלמה לא מצליחה לקבל גם את החור וגם את מה שמכיל את החור. <text:s/>אלא אם מזהים פעמיים ומחברים את ההירככיה איכשהו.</text:p>
      <text:p text:style-name="P1">מה שסגור</text:p>
      <text:p text:style-name="P1">מה שלא <text:span text:style-name="T1">נצבע</text:span> (כל האזור)- בעייה – יכול להיות גם רקע:מרובע עוטף של רקע הוא בגודל התמונה (בהנחה שאין רעשים)</text:p>
      <text:p text:style-name="P1">גודל יחסית לתמונה – משתנה מאוד אם קרובים או רחוקים, רקע יכול להיות גדול וקטן</text:p>
      <text:p text:style-name="P1">צורה – עדיין לא קיבלתי, יכול להיות בעייתי אם צורה חתוכה</text:p>
      <text:p text:style-name="P1">אם ההורה הוא 0 כנראה שזו המטרה עצמה.</text:p>
      <text:h text:style-name="P27" text:outline-level="2"><text:soft-page-break/>בעיות:</text:h>
      <text:p text:style-name="P1">אם לא מזהים חור מסיבות שונות אבל זו כן המטרה צריך לתת את המידע לכל מקרה, זיהוי של צורה גדולה</text:p>
      <text:p text:style-name="P1">גוונים הקרובים למים יגרמו לרעשים – אולי להקצין את ה Hue איכשהו (יש רעיון של רז)</text:p>
      <text:p text:style-name="P1">שימוש ב Hue – צבע המיים משתלט </text:p>
      <text:p text:style-name="P1">פילטור ע"פ צבע – הצורה אינה מושלמת מרחוק כי הצבע משתלט</text:p>
      <text:p text:style-name="P1">חורים בצדדים – חור קטן <text:s/>עובד עם השלמה לריבוע שלי לא בטוחה לגבי פעולות מורפולוגיות כדי שלא יסגרו את חור</text:p>
      <text:p text:style-name="P1">חור לאורך כל הריבוע <text:s/>- השלמה לריבוע שלי לא תעבוד</text:p>
      <text:p text:style-name="P1">צבע אדום (אם חלק מהצבעים) – מתפצל בסקאלה לחלק עליון וחלק תחתון.</text:p>
      <text:h text:style-name="P27" text:outline-level="2">שאלות</text:h>
      <text:p text:style-name="P1">לא ברור לי אם luminace הוא בחירה טובה או מקרית</text:p>
      <text:p text:style-name="P1">למה adaptvethreshold מקבל blockSize יותר גדול מתמונה ועדיין משתנה?</text:p>
      <text:h text:style-name="P27" text:outline-level="2">מסקנות</text:h>
      <text:p text:style-name="P1">Adaptive – בנתיים לא להשתמש.</text:p>
      <text:p text:style-name="P1">adaptive threshoold <text:s/>- צריכה הפרש בערך מוחלט כי חלק מהצבעים <text:s/>מתחחת לסקאלה של המים וחלק מהם</text:p>
      <text:p text:style-name="P1">adaptivethreshold – מוצא המון רעש. לא רואה איך יעבוד כאשר רוב השטח הוא לא מים .</text:p>
      <text:p text:style-name="P1">בשלב בו עדין רואים את כל הריבועים צריך לדעת כבר שאנחנו במשימה</text:p>
      <text:p text:style-name="P1"/>
      <text:h text:style-name="P27" text:outline-level="2">צבעים</text:h>
      <text:p text:style-name="P1">ירוק, כחול – קרובים למים ולכן יגרמו לרעש</text:p>
      <text:p text:style-name="P1">אדום- בגלל שמתפצל לשניים ה floodfil לא יעיל כשהמעבר הוא בין אדום עליון לאדום תחתון <text:s/>ולכן יש צורך לעשות עיבוד מקדים לאדום</text:p>
      <text:h text:style-name="P27" text:outline-level="2"><text:soft-page-break/>תרחישים</text:h>
      <text:p text:style-name="P1">אם לא מזהים חלק מסוים מהאובייקט כך שלא מכיל את החור אין מה לעשות</text:p>
      <text:p text:style-name="P1"/>
      <text:h text:style-name="P30" text:outline-level="2">false positive</text:h>
      <text:p text:style-name="P22">אם מזהים אובייקטים בצבע הנ"ל אז מחזיר אותם למרות שלא בטוח שזו המטרה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i </meta:initial-creator>
    <meta:creation-date>2013-02-25T19:05:24</meta:creation-date>
    <dc:date>2013-04-09T10:23:04</dc:date>
    <dc:creator>shani </dc:creator>
    <meta:editing-duration>P5DT22H59M1S</meta:editing-duration>
    <meta:editing-cycles>123</meta:editing-cycles>
    <meta:generator>LibreOffice/4.0.1.2$Linux_x86 LibreOffice_project/84102822e3d61eb989ddd325abf1ac077904985</meta:generator>
    <meta:document-statistic meta:table-count="0" meta:image-count="0" meta:object-count="0" meta:page-count="5" meta:paragraph-count="83" meta:word-count="698" meta:character-count="3793" meta:non-whitespace-character-count="3131"/>
  </office:meta>
</office:document-meta>
</file>